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83cm" fo:min-width="0.262cm"/>
    </style:style>
    <style:style style:name="gr2" style:family="graphic" style:parent-style-name="standard">
      <style:graphic-properties draw:stroke="none" svg:stroke-color="#b2b2b2" draw:fill="solid" draw:fill-color="#b2b2b2" draw:textarea-horizontal-align="justify" draw:textarea-vertical-align="middle" draw:auto-grow-height="false" fo:min-height="4.83cm" fo:min-width="9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64cm" fo:min-width="0.262cm"/>
    </style:style>
    <style:style style:name="gr4" style:family="graphic" style:parent-style-name="standard">
      <style:graphic-properties draw:textarea-horizontal-align="justify" draw:textarea-vertical-align="middle" draw:auto-grow-height="false" fo:min-height="7.64cm" fo:min-width="0.2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7.624cm" fo:min-width="9.7cm"/>
      <style:paragraph-properties style:writing-mode="lr-tb"/>
    </style:style>
    <style:style style:name="gr6" style:family="graphic" style:parent-style-name="standard">
      <style:graphic-properties draw:stroke="solid" svg:stroke-color="#000000" draw:marker-start="Arrow" draw:fill="none" draw:fill-color="#ffffff" fo:min-height="1.782cm"/>
      <style:paragraph-properties style:writing-mode="lr-tb"/>
    </style:style>
    <style:style style:name="gr7" style:family="graphic" style:parent-style-name="standard">
      <style:graphic-properties svg:stroke-color="#ffffff" draw:fill-color="#ffa6a6" draw:textarea-horizontal-align="justify" draw:textarea-vertical-align="middle" draw:auto-grow-height="false" fo:min-height="0.732cm" fo:min-width="12.2cm"/>
      <style:paragraph-properties style:writing-mode="lr-tb"/>
    </style:style>
    <style:style style:name="gr8" style:family="graphic" style:parent-style-name="standard">
      <style:graphic-properties draw:stroke="solid" svg:stroke-color="#000000" draw:marker-start="Arrow" draw:fill="none" draw:fill-color="#ffffff" fo:min-height="1.02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7.826cm" fo:min-width="15.196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5.098cm" fo:min-width="15.196cm" fo:padding-top="0.151cm" fo:padding-bottom="0.151cm" fo:padding-left="0.276cm" fo:padding-right="0.276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b2b2b2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-color="#ffa6a6"/>
      <style:paragraph-properties fo:text-align="end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5.08cm" svg:x="1.508cm" svg:y="20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5.08cm" svg:x="2.808cm" svg:y="20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cm" svg:height="5.08cm" svg:x="4.008cm" svg:y="20.065cm">
          <text:p text:style-name="P2">X_test.txt (2947 x 561)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0.762cm" svg:height="7.89cm" svg:x="1.508cm" svg:y="11.8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0.762cm" svg:height="7.89cm" svg:x="2.808cm" svg:y="11.8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cm" svg:height="7.874cm" svg:x="4.008cm" svg:y="11.913cm">
          <text:p text:style-name="P2">X_train.txt (7352 x 561)</text:p>
          <draw:enhanced-geometry svg:viewBox="0 0 21600 21600" draw:type="rectangle" draw:enhanced-path="M 0 0 L 21600 0 21600 21600 0 21600 0 0 Z N"/>
        </draw:custom-shape>
        <draw:frame draw:style-name="gr6" draw:text-style-name="P5" xml:id="id3" draw:id="id3" draw:layer="layout" svg:width="11.557cm" svg:height="2.032cm" svg:x="2.778cm" svg:y="3.921cm">
          <draw:text-box>
            <text:p>Column 1: subject_train.txt (7352 x 1),</text:p>
            <text:p><text:s text:c="17"/>subject_test.txt (2947 x 1)</text:p>
          </draw:text-box>
        </draw:frame>
        <draw:frame draw:style-name="gr6" draw:text-style-name="P5" xml:id="id1" draw:id="id1" draw:layer="layout" svg:width="10.36cm" svg:height="2.032cm" svg:x="3.848cm" svg:y="6.461cm">
          <draw:text-box>
            <text:p>Column 2: y_train.txt (7352 x 1),</text:p>
            <text:p><text:s text:c="17"/>y_test.txt (2947 x 1)</text:p>
          </draw:text-box>
        </draw:frame>
        <draw:custom-shape draw:style-name="gr7" draw:text-style-name="P7" draw:layer="layout" svg:width="12.7cm" svg:height="0.982cm" svg:x="1.508cm" svg:y="10.513cm">
          <text:p text:style-name="P6">Row 1: header - features.txt (1 x 563)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9.578cm" svg:height="1.27cm" svg:x="4.556cm" svg:y="9.001cm">
          <draw:text-box>
            <text:p>Row 1: header for 563 features</text:p>
          </draw:text-box>
        </draw:frame>
        <draw:connector draw:style-name="gr9" draw:text-style-name="P8" draw:layer="layout" draw:type="line" svg:x1="3.848cm" svg:y1="7.477cm" svg:x2="3.189cm" svg:y2="11.897cm" draw:start-shape="id1" draw:start-glue-point="3" draw:end-shape="id2" draw:end-glue-point="0" svg:d="M3848 7477l-659 4420" svg:viewBox="0 0 660 4421">
          <text:p/>
        </draw:connector>
        <draw:connector draw:style-name="gr9" draw:text-style-name="P8" draw:layer="layout" draw:type="line" svg:x1="2.778cm" svg:y1="4.937cm" svg:x2="1.889cm" svg:y2="11.897cm" draw:start-shape="id3" draw:start-glue-point="3" draw:end-shape="id4" draw:end-glue-point="0" svg:d="M2778 4937l-889 6960" svg:viewBox="0 0 890 6961">
          <text:p/>
        </draw:connector>
        <draw:custom-shape draw:style-name="gr10" draw:text-style-name="P9" draw:layer="layout" svg:width="15.748cm" svg:height="8.128cm" svg:x="1.254cm" svg:y="11.79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794cm" svg:height="1.673cm" svg:x="14.335cm" svg:y="18.907cm">
          <draw:text-box>
            <text:p>train_dt</text:p>
          </draw:text-box>
        </draw:frame>
        <draw:custom-shape draw:style-name="gr12" draw:text-style-name="P9" draw:layer="layout" svg:width="15.748cm" svg:height="5.4cm" svg:x="1.254cm" svg:y="19.923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794cm" svg:height="1.673cm" svg:x="14.335cm" svg:y="24.208cm">
          <draw:text-box>
            <text:p><text:s/>test_d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4:20:38.149670887</meta:creation-date>
    <dc:date>2021-01-19T11:51:00.517772433</dc:date>
    <meta:editing-duration>PT11M46S</meta:editing-duration>
    <meta:editing-cycles>4</meta:editing-cycles>
    <meta:generator>LibreOffice/6.4.6.2$Linux_X86_64 LibreOffice_project/40$Build-2</meta:generator>
    <meta:document-statistic meta:object-count="16"/>
  </office:meta>
</office:document-meta>
</file>